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frepa-title" style:list-style-name="L3">
      <style:graphic-properties draw:fill-color="#ffffff" draw:auto-grow-height="true" fo:min-height="3.663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list-style-name="L3">
      <style:graphic-properties draw:fill-color="#ffffff" draw:auto-grow-height="true" fo:min-height="3.663cm"/>
    </style:style>
    <style:style style:name="pr5" style:family="presentation" style:parent-style-name="lyt-frepa-outline1">
      <style:graphic-properties draw:fill-color="#ffffff" draw:auto-grow-height="true" fo:min-height="13.231cm"/>
    </style:style>
    <style:style style:name="pr6" style:family="presentation" style:parent-style-name="lyt-frepa-title" style:list-style-name="L3">
      <style:graphic-properties draw:fill-color="#ffffff" draw:auto-grow-height="true" fo:min-height="3.663cm"/>
    </style:style>
    <style:style style:name="pr7" style:family="presentation" style:parent-style-name="lyt-frepa-title" style:list-style-name="L3">
      <style:graphic-properties draw:fill-color="#ffffff" draw:auto-grow-height="true" fo:min-height="3.663cm"/>
    </style:style>
    <style:style style:name="pr8" style:family="presentation" style:parent-style-name="lyt-frepa-title" style:list-style-name="L3">
      <style:graphic-properties draw:fill-color="#ffffff" draw:auto-grow-height="true" fo:min-height="3.663cm"/>
    </style:style>
    <style:style style:name="pr9" style:family="presentation" style:parent-style-name="lyt-frepa-title" style:list-style-name="L3">
      <style:graphic-properties draw:fill-color="#ffffff" draw:auto-grow-height="true" fo:min-height="3.663cm"/>
    </style:style>
    <style:style style:name="pr10" style:family="presentation" style:parent-style-name="lyt-frepa-title" style:list-style-name="L3">
      <style:graphic-properties draw:fill-color="#ffffff" draw:auto-grow-height="true" fo:min-height="3.663cm"/>
    </style:style>
    <style:style style:name="pr11" style:family="presentation" style:parent-style-name="lyt-frepa-title" style:list-style-name="L3">
      <style:graphic-properties draw:fill-color="#ffffff" draw:auto-grow-height="true" fo:min-height="3.663cm"/>
    </style:style>
    <style:style style:name="pr12" style:family="presentation" style:parent-style-name="lyt-frepa-title" style:list-style-name="L3">
      <style:graphic-properties draw:fill-color="#ffffff" draw:auto-grow-height="true" fo:min-height="3.663cm"/>
    </style:style>
    <style:style style:name="pr13" style:family="presentation" style:parent-style-name="lyt-frepa-title" style:list-style-name="L3">
      <style:graphic-properties draw:fill-color="#ffffff" draw:auto-grow-height="true" fo:min-height="3.663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text-properties fo:font-size="28.1000003814697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color="#66ffff"/>
    </style:style>
    <style:style style:name="T4" style:family="text">
      <style:text-properties fo:color="#00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draw:frame presentation:style-name="pr1" draw:text-style-name="P1" draw:layer="layout" svg:width="24.099cm" svg:height="3.663cm" svg:x="2.7cm" svg:y="1.837cm" presentation:class="title">
          <draw:text-box>
            <text:p text:style-name="P1">TCS CodeVita Finale 5 </text:p>
          </draw:text-box>
        </draw:frame>
        <draw:frame presentation:style-name="pr2" draw:text-style-name="P2" draw:layer="layout" svg:width="23.099cm" svg:height="11.586cm" svg:x="3.5cm" svg:y="5.914cm" presentation:class="subtitle" presentation:user-transformed="true">
          <draw:text-box>
            <text:p><text:span text:style-name="T1">Getting Started</text:span></text:p>
            <text:p><text:span text:style-name="T2">Let's go through all the Languages, Compilers and IDEs installed.</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frepa" presentation:presentation-page-layout-name="AL2T1">
        <draw:frame presentation:style-name="pr4" draw:text-style-name="P1" draw:layer="layout" svg:width="24.099cm" svg:height="3.663cm" svg:x="2.7cm" svg:y="1.837cm" presentation:class="title">
          <draw:text-box draw:corner-radius="0.003cm">
            <text:p text:style-name="P1">C/C++<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GCC version 4.9.1 or 4.9.2</text:p>
              </text:list-item>
              <text:list-item>
                <text:p text:style-name="P3">Mingw64 is installed at path : <text:span text:style-name="T3"><text:a xlink:href="../../../../mingw64">C:\mingw64</text:a></text:span> and can be used directly in terminal mode.</text:p>
              </text:list-item>
              <text:list-item>
                <text:p text:style-name="P3">Following IDEs can be used:</text:p>
                <text:list>
                  <text:list-item>
                    <text:p>Codeblocks IDE</text:p>
                  </text:list-item>
                  <text:list-item>
                    <text:p>Dev-C++ IDE</text:p>
                  </text:list-item>
                  <text:list-item>
                    <text:p>Eclipse for CPP is also available at :</text:p>
                    <text:list>
                      <text:list-item>
                        <text:p><text:span text:style-name="T4">C:\eclipse-cpp-mars</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draw:frame presentation:style-name="pr6" draw:text-style-name="P1" draw:layer="layout" svg:width="24.099cm" svg:height="3.663cm" svg:x="2.7cm" svg:y="1.837cm" presentation:class="title">
          <draw:text-box draw:corner-radius="0.003cm">
            <text:p text:style-name="P1">C#<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harpDevelop IDE can be used for C# coding</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lyt-frepa" presentation:presentation-page-layout-name="AL2T1">
        <draw:frame presentation:style-name="pr7" draw:text-style-name="P1" draw:layer="layout" svg:width="24.099cm" svg:height="3.663cm" svg:x="2.7cm" svg:y="1.837cm" presentation:class="title">
          <draw:text-box draw:corner-radius="0.003cm">
            <text:p text:style-name="P1">Java<text:tab/></text:p>
          </draw:text-box>
        </draw:frame>
        <draw:frame presentation:style-name="pr5" draw:text-style-name="P4" draw:layer="layout" svg:width="23.384cm" svg:height="13.457cm" svg:x="2.285cm" svg:y="5.938cm" presentation:class="outline" presentation:user-transformed="true">
          <draw:text-box draw:corner-radius="0.003cm">
            <text:list text:style-name="L2">
              <text:list-item>
                <text:p text:style-name="P3">Jdk 1.7 is installed and required environment variables are set.</text:p>
              </text:list-item>
              <text:list-item>
                <text:p text:style-name="P3">javac, java, and java debug tools can be launched from cmd.</text:p>
              </text:list-item>
              <text:list-item>
                <text:p text:style-name="P3">Eclipse for Java can be found at path :<text:line-break/><text:span text:style-name="T4"><text:a xlink:href="../../../../eclipse-java-mars">C:\eclipse-java-mars</text:a></text:span></text:p>
              </text:list-item>
              <text:list-item>
                <text:p text:style-name="P3"><text:s/>Other IDEs available are:</text:p>
                <text:list>
                  <text:list-item>
                    <text:p>Netbeans IDE</text:p>
                  </text:list-item>
                  <text:list-item>
                    <text:p>IntelliJ IDEA</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lyt-frepa" presentation:presentation-page-layout-name="AL2T1">
        <draw:frame presentation:style-name="pr8" draw:text-style-name="P1" draw:layer="layout" svg:width="24.099cm" svg:height="3.663cm" svg:x="2.7cm" svg:y="1.837cm" presentation:class="title">
          <draw:text-box draw:corner-radius="0.003cm">
            <text:p text:style-name="P1">Python<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Python 3.4.2 is installed</text:p>
              </text:list-item>
              <text:list-item>
                <text:p text:style-name="P3">Python can be used from cmd prompt.</text:p>
              </text:list-item>
              <text:list-item>
                <text:p text:style-name="P3">Python IDEs are also available:</text:p>
                <text:list>
                  <text:list-item>
                    <text:p>IDLE (to launch go to : start → Python 3.4 → idle</text:p>
                  </text:list-item>
                  <text:list-item>
                    <text:p>PyDev plugin is installed and configured in Eclipse. Path of eclipse is :</text:p>
                    <text:list>
                      <text:list-item>
                        <text:p><text:span text:style-name="T4"><text:a xlink:href="../../../../eclipse-java-mars">C:\eclipse-java-mars</text:a></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lyt-frepa" presentation:presentation-page-layout-name="AL2T1">
        <draw:frame presentation:style-name="pr9" draw:text-style-name="P1" draw:layer="layout" svg:width="24.099cm" svg:height="3.663cm" svg:x="2.7cm" svg:y="1.837cm" presentation:class="title">
          <draw:text-box draw:corner-radius="0.003cm">
            <text:p text:style-name="P1">Perl<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ActivePerl 5.16.3 is installed.</text:p>
              </text:list-item>
              <text:list-item>
                <text:p text:style-name="P3">perl can be used from cmd prompt.</text:p>
              </text:list-item>
              <text:list-item>
                <text:p text:style-name="P3">Perl IDEs <text:s/>available are:</text:p>
                <text:list>
                  <text:list-item>
                    <text:p>EPIC perl plugin for Eclipse is installed and configured.</text:p>
                  </text:list-item>
                  <text:list-item>
                    <text:p>Eclipse path is:</text:p>
                    <text:list>
                      <text:list-item>
                        <text:p><text:span text:style-name="T4">C:\eclipse-java-mar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lyt-frepa" presentation:presentation-page-layout-name="AL2T1">
        <draw:frame presentation:style-name="pr10" draw:text-style-name="P1" draw:layer="layout" svg:width="24.099cm" svg:height="3.663cm" svg:x="2.7cm" svg:y="1.837cm" presentation:class="title">
          <draw:text-box draw:corner-radius="0.003cm">
            <text:p text:style-name="P1">Ruby<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Ruby 2.2.6 is installed.</text:p>
              </text:list-item>
              <text:list-item>
                <text:p text:style-name="P3">Eclipse plugin DLTK for Ruby is installed and configured.</text:p>
              </text:list-item>
              <text:list-item>
                <text:p text:style-name="P3">Eclipse path is:</text:p>
                <text:list>
                  <text:list-item>
                    <text:p><text:span text:style-name="T4">C:\eclipse-java-mar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lyt-frepa" presentation:presentation-page-layout-name="AL2T1">
        <draw:frame presentation:style-name="pr11" draw:text-style-name="P1" draw:layer="layout" svg:width="24.099cm" svg:height="3.663cm" svg:x="2.7cm" svg:y="1.837cm" presentation:class="title">
          <draw:text-box draw:corner-radius="0.003cm">
            <text:p text:style-name="P1">PHP<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PHP 5.6 is installed.</text:p>
              </text:list-item>
              <text:list-item>
                <text:p text:style-name="P3">PHP can be launched from cmd prompt.</text:p>
              </text:list-item>
              <text:list-item>
                <text:p text:style-name="P3">Eclipse for PHP with all php plugin including PDT is available.</text:p>
              </text:list-item>
              <text:list-item>
                <text:p text:style-name="P3">Eclipse path is:</text:p>
                <text:list>
                  <text:list-item>
                    <text:p><text:span text:style-name="T4">C:\eclipse-php-mars</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draw:frame presentation:style-name="pr12" draw:text-style-name="P1" draw:layer="layout" svg:width="24.099cm" svg:height="3.663cm" svg:x="2.7cm" svg:y="1.837cm" presentation:class="title">
          <draw:text-box draw:corner-radius="0.003cm">
            <text:p text:style-name="P1">Julia<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Julia 0.4.7 is available.</text:p>
              </text:list-item>
              <text:list-item>
                <text:p text:style-name="P3">Julia can be launched from cmd prompt.</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frepa" presentation:presentation-page-layout-name="AL2T1">
        <draw:frame presentation:style-name="pr13" draw:text-style-name="P1" draw:layer="layout" svg:width="24.099cm" svg:height="3.663cm" svg:x="2.7cm" svg:y="1.837cm" presentation:class="title">
          <draw:text-box draw:corner-radius="0.003cm">
            <text:p text:style-name="P1">Other Utilities<text:tab/></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Following are the utilities software that are available to make coding easy:</text:p>
                <text:list>
                  <text:list-item>
                    <text:p>Sublime Text Editor</text:p>
                  </text:list-item>
                  <text:list-item>
                    <text:p>Atom Editor</text:p>
                  </text:list-item>
                  <text:list-item>
                    <text:p>Notepad ++</text:p>
                  </text:list-item>
                  <text:list-item>
                    <text:p>Google Chrome + Firefox</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Introducing a New Product</dc:title>
    <dc:description>General introduction of a new product taking customer wishes into account</dc:description>
    <meta:creation-date>2017-03-08T12:01:06.43</meta:creation-date>
    <dc:language>en-US</dc:language>
    <meta:editing-cycles>2</meta:editing-cycles>
    <meta:editing-duration>PT35S</meta:editing-duration>
    <dc:date>2017-03-08T13:20:12.90</dc:date>
    <meta:document-statistic meta:object-count="6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